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01cm" fo:margin-bottom="0.101cm"/>
      <style:text-properties style:font-name="Liberation Sans" fo:font-size="11pt" style:font-size-asian="11pt" style:font-size-complex="11pt"/>
    </style:style>
    <style:style style:name="P2" style:family="paragraph" style:parent-style-name="Standard" style:list-style-name="L1">
      <style:paragraph-properties fo:margin-top="0.101cm" fo:margin-bottom="0.101cm"/>
      <style:text-properties style:font-name="Liberation Sans" fo:font-size="11pt" style:font-size-asian="11pt" style:font-size-complex="11pt"/>
    </style:style>
    <style:style style:name="P3" style:family="paragraph" style:parent-style-name="Standard">
      <style:paragraph-properties fo:margin-top="0.101cm" fo:margin-bottom="0.101cm"/>
      <style:text-properties style:font-name="Liberation Sans" fo:font-size="11pt" fo:font-weight="bold" style:font-size-asian="11pt" style:font-weight-asian="bold" style:font-size-complex="11pt" style:font-weight-complex="bold"/>
    </style:style>
    <style:style style:name="P4" style:family="paragraph" style:parent-style-name="Standard">
      <style:paragraph-properties fo:margin-top="0.101cm" fo:margin-bottom="0.101cm" fo:text-align="center" style:justify-single-word="false"/>
      <style:text-properties style:font-name="Liberation Sans" fo:font-size="11pt" fo:font-weight="bold" style:font-size-asian="11pt" style:font-weight-asian="bold" style:font-size-complex="11pt" style:font-weight-complex="bold"/>
    </style:style>
    <style:style style:name="P5" style:family="paragraph" style:parent-style-name="Standard">
      <style:paragraph-properties fo:margin-top="0cm" fo:margin-bottom="0cm"/>
      <style:text-properties style:font-name="Liberation Sans" fo:font-size="11pt" style:font-size-asian="11pt" style:font-size-complex="11pt"/>
    </style:style>
    <style:style style:name="P6" style:family="paragraph" style:parent-style-name="Standard" style:list-style-name="L2">
      <style:paragraph-properties fo:margin-top="0cm" fo:margin-bottom="0cm"/>
      <style:text-properties style:font-name="Liberation Sans" fo:font-size="11pt" style:font-size-asian="11pt" style:font-size-complex="11pt"/>
    </style:style>
    <style:style style:name="T1" style:family="text">
      <style:text-properties style:font-name-asian="Monospace" style:font-name-complex="Monospace"/>
    </style:style>
    <style:style style:name="T2" style:family="text">
      <style:text-properties fo:font-weight="bold"/>
    </style:style>
    <style:style style:name="T3" style:family="text">
      <style:text-properties fo:font-weight="bold" style:font-name-asian="Monospace" style:font-weight-asian="bold" style:font-name-complex="Monospace" style:font-weight-complex="bold"/>
    </style:style>
    <style:style style:name="T4" style:family="text">
      <style:text-properties style:font-weight-asian="bold"/>
    </style:style>
    <style:style style:name="T5"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Relatório do EP1</text:p>
      <text:p text:style-name="P1">Integrantes:</text:p>
      <text:list xml:id="list1243967375" text:style-name="L1">
        <text:list-item>
          <text:p text:style-name="P2">João Machini de Miranda – 4572886</text:p>
        </text:list-item>
        <text:list-item>
          <text:p text:style-name="P2">Thiago Rodrigues Colucci – <text:span text:style-name="T1">5968350</text:span></text:p>
        </text:list-item>
      </text:list>
      <text:p text:style-name="P1"><text:span text:style-name="T1"/></text:p>
      <text:p text:style-name="P1"><text:span text:style-name="T3">Primeiro Problema – Algoritmo 1</text:span></text:p>
      <text:p text:style-name="P1"><text:span text:style-name="T1"><text:tab/>Para calcular a soma dos inversos dos quadrados de 1 até n, criamos um algoritmo que gera threads da classe “CalculadorAlgoritmo1” com mesma funcionalidade: dado um intervalo (início e fim), faz a soma dos inversos nesse intervalo. Dessa forma, se n = 100, podemos dividir o intervalo de 1 a 100 em quantos pedaços quisermos para paralelizar a conta.</text:span></text:p>
      <text:p text:style-name="P1"><text:span text:style-name="T3"/></text:p>
      <text:p text:style-name="P1"><text:span text:style-name="T3">Segundo Problema – Algoritmo 2</text:span></text:p>
      <text:p text:style-name="P1"><text:span text:style-name="T1"><text:tab/>Depois de fazer uma implementação bastante simples e pensar um pouco, percebemos que o gargalo do problema era calcular os primos. Fazer as contas, por maiores que os números sejam, era muitas vezes mais rápido do que montar um lista com os primos.</text:span></text:p>
      <text:p text:style-name="P1"><text:span text:style-name="T1"><text:tab/>Para ganhar eficiência resolvemos paralelizar a detecção de primos e, para isso, fizemos uma classe “ProdutorDePrimos” que guarda um intervalo de números e realiza o seguinte trabalho:</text:span></text:p>
      <text:p text:style-name="P5"><text:span text:style-name="T1"/></text:p>
      <text:list xml:id="list1063248050" text:style-name="L2">
        <text:list-header>
          <text:p text:style-name="P6"><text:span text:style-name="T3">Enquanto</text:span><text:span text:style-name="T1"> não foram encontrados todos os primos necessários</text:span></text:p>
          <text:list>
            <text:list-header>
              <text:p text:style-name="P6"><text:span text:style-name="T1">Marca no intervalo os multiplos de cada primo atualmente na lista de primo</text:span></text:p>
              <text:p text:style-name="P6"><text:span text:style-name="T3">Se</text:span><text:span text:style-name="T1"> é a vez desta Thread encontrar um primo</text:span></text:p>
              <text:list>
                <text:list-header>
                  <text:p text:style-name="P6"><text:span text:style-name="T1">Percorre o intervalo procurando um número não marcado. Este é um primo e guardamos na lista!</text:span></text:p>
                </text:list-header>
              </text:list>
            </text:list-header>
          </text:list>
        </text:list-header>
      </text:list>
      <text:p text:style-name="P1"><text:span text:style-name="T1"/></text:p>
      <text:p text:style-name="P1"><text:span text:style-name="T1"><text:tab/>Dessa forma, cada thread cuida de um intervalo de números independente. Essa thread é responsável por marcar os não primos e encontrar os primos no seu intervalo.</text:span></text:p>
      <text:p text:style-name="P1"><text:span text:style-name="T1"><text:tab/>Por exemplo, suponha que temos 2 threads: a primeira cuida do intervalo 0 – 9 e a outra do intervalo 10 – 19. Ambas vão marcar os múltiplos do primeiro primo, 2, em seu intervalo: a primeira marca 4, 6 e 8 e, a segunda, 10, 12, 14, 16 e 18. Como é a vez da primeira thread encontrar primo, ela percorre seu intervalo e percebe que o primeiro número não marcado depois de 2 é o 3. Logo, 3 é primo. Novamente as threads marcam os múltiplos de 3, a primeira procura novamente até encontrar o 5, e assim por diante. <text:s/>Depois de encontrar o 7, a thread 1 não consegue mais encontrar primos (não existe nenhum número não marcado nos candidatos). Agora a segunda thread ganha a vez de procurar primo e continua o processo.</text:span></text:p>
      <text:p text:style-name="P1"><text:span text:style-name="T1"><text:tab/>O detalhe é que depois que uma thread percebe que não existem mais primos no seu intervalo, esse já não serve para mais nada. Nesse instante, a thread realoca um novo intervalo e continua o processo com ele.</text:span></text:p>
      <text:p text:style-name="P1"><text:span text:style-name="T1"><text:tab/>Outro ponto importante é que as threads quase nunca andam exatamente paralelamente como exemplicado acima. Para lidar com isso, em todos momento as threads marcam os multiplos de todos os primos da lista que ainda não marcou. Isso garante que, ao procurar por um primo no seu intervalo, com certeza terá marcado todos os múltiplos de primos já encontrados.</text:span></text:p>
      <text:p text:style-name="P1"><text:span text:style-name="T1"><text:tab/>Com essas threads cuidando da geração de primos, a thread “CalculadorAlgoritmo2” simplesmente acessa a lista de primos para fazer as somas e produtos.</text:span></text:p>
      <text:p text:style-name="P1"><text:span text:style-name="T1"/></text:p>
      <text:p text:style-name="P3"><text:soft-page-break/><text:span text:style-name="T1">Terceiro Problema – Algoritmo 3</text:span></text:p>
      <text:p text:style-name="P1"><text:span text:style-name="T1"><text:tab/>Como já sabiamos gerar primos de maneira que consideramos eficiente, utilizamos as threads “ProdutorDePrimos” da mesma maneira que no segundo problema. A diferença agora é que não bastava encontrar primos, mas encontrar primos gêmeos.</text:span></text:p>
      <text:p text:style-name="P1"><text:span text:style-name="T1"><text:tab/>Para resolver isso, criamos uma thread ProdutorDeGêmeos que acessa a lista de primos e verificar quais pares eram gêmeos, guardando-os em uma lista. Feito isso, basta a thread “CalculadorAlgoritmo3” acessar a lista de gêmeos, pegar os pares e fazer as con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03T23:30:57</meta:creation-date>
    <dc:date>2010-04-04T00:34:22</dc:date>
    <meta:editing-duration>PT00H48M15S</meta:editing-duration>
    <meta:editing-cycles>15</meta:editing-cycles>
    <meta:generator>OpenOffice.org/3.0$Linux OpenOffice.org_project/300m15$Build-9379</meta:generator>
    <meta:document-statistic meta:table-count="0" meta:image-count="0" meta:object-count="0" meta:page-count="2" meta:paragraph-count="21" meta:word-count="575" meta:character-count="3333"/>
    <meta:user-defined meta:name="Info 1"/>
    <meta:user-defined meta:name="Info 2"/>
    <meta:user-defined meta:name="Info 3"/>
    <meta:user-defined meta:name="Info 4"/>
  </office:meta>
</office:document-meta>
</file>